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ext-properties style:font-name="Microsoft YaHei" style:font-name-asian="Microsoft YaHei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8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3" table:number-columns-repeated="1020" table:default-cell-style-name="ce15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6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5</text:p>
          </table:table-cell>
          <table:table-cell table:number-columns-repeated="1021"/>
        </table:table-row>
        <table:table-row table:style-name="ro4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<text:a xlink:href="../../../english/grade-7-下/7下英语人教版-unit-5-words.ppt">7下英语人教版-unit-5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5</text:p>
          </table:table-cell>
          <table:table-cell table:number-columns-repeated="1021"/>
        </table:table-row>
        <table:table-row table:style-name="ro5">
          <table:table-cell office:value-type="date" office:date-value="2026-04-04">
            <text:p>Apr 4, 2026</text:p>
          </table:table-cell>
          <table:table-cell table:style-name="ce15" office:value-type="string">
            <text:p><text:a xlink:href="../../../math/grade-7-下/7下数学北师大版-unit-3-概率初步.ppt">7下数学北师大版-unit-3-概率初步</text:a></text:p>
          </table:table-cell>
          <table:table-cell office:value-type="string">
            <text:p><text:a xlink:href="../../../english/grade-7-下/7下英语人教版-unit-6-words.ppt">7下英语人教版-unit-6-words</text:a>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1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4">04/04/2026</text:date>, <text:time>21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M58S</meta:editing-duration>
    <meta:editing-cycles>71</meta:editing-cycles>
    <meta:generator>OpenOffice/4.1.15$Win32 OpenOffice.org_project/4115m2$Build-9813</meta:generator>
    <dc:date>2026-04-04T21:43:38.52</dc:date>
    <dc:creator>Eric Zhang</dc:creator>
    <meta:document-statistic meta:table-count="3" meta:cell-count="85" meta:object-count="2"/>
    <meta:user-defined meta:name="Info 1"/>
    <meta:user-defined meta:name="Info 2"/>
    <meta:user-defined meta:name="Info 3"/>
    <meta:user-defined meta:name="Info 4"/>
  </office:meta>
</office:document-meta>
</file>